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1dd6" officeooo:paragraph-rsid="001a2324"/>
    </style:style>
    <style:style style:name="P2" style:family="paragraph" style:parent-style-name="Standard">
      <style:text-properties fo:font-variant="normal" fo:text-transform="none" fo:color="#1d1c1d" style:font-name="Slack-Lato" fo:font-size="9pt" fo:letter-spacing="normal" fo:font-style="normal" fo:font-weight="normal" officeooo:rsid="001a4836" officeooo:paragraph-rsid="001bfd0a"/>
    </style:style>
    <style:style style:name="P3" style:family="paragraph" style:parent-style-name="Standard">
      <style:text-properties fo:font-variant="normal" fo:text-transform="none" fo:color="#1d1c1d" style:font-name="Liberation Serif" fo:font-size="9pt" fo:letter-spacing="normal" fo:font-style="normal" fo:font-weight="normal" officeooo:rsid="001a4836" officeooo:paragraph-rsid="001a2324"/>
    </style:style>
    <style:style style:name="P4" style:family="paragraph" style:parent-style-name="Standard">
      <style:text-properties fo:font-variant="normal" fo:text-transform="none" fo:color="#333333" style:font-name="Liberation Serif" fo:font-size="9pt" fo:letter-spacing="normal" fo:font-style="normal" fo:font-weight="bold" officeooo:rsid="002814de" officeooo:paragraph-rsid="002bf264" style:font-weight-asian="bold" style:font-weight-complex="bold"/>
    </style:style>
    <style:style style:name="P5" style:family="paragraph" style:parent-style-name="Standard">
      <style:text-properties fo:font-variant="normal" fo:text-transform="none" fo:color="#333333" style:font-name="Liberation Serif" fo:font-size="12pt" fo:letter-spacing="normal" fo:font-style="normal" fo:font-weight="normal" officeooo:rsid="002814de" officeooo:paragraph-rsid="002a775f" style:font-size-asian="12pt" style:font-weight-asian="normal" style:font-size-complex="12pt" style:font-weight-complex="normal"/>
    </style:style>
    <style:style style:name="P6" style:family="paragraph" style:parent-style-name="Standard">
      <style:text-properties fo:font-weight="normal" officeooo:paragraph-rsid="0023a11d" style:font-weight-asian="normal" style:font-weight-complex="normal"/>
    </style:style>
    <style:style style:name="P7" style:family="paragraph" style:parent-style-name="Standard">
      <style:text-properties officeooo:rsid="002814de" officeooo:paragraph-rsid="002814de"/>
    </style:style>
    <style:style style:name="P8" style:family="paragraph" style:parent-style-name="Standard">
      <style:text-properties style:font-name="Liberation Serif" officeooo:rsid="001a1dd6" officeooo:paragraph-rsid="001a2324"/>
    </style:style>
    <style:style style:name="P9" style:family="paragraph" style:parent-style-name="Standard">
      <style:text-properties fo:font-variant="normal" fo:text-transform="none" fo:color="#1d1c1d" style:font-name="Liberation Serif" fo:font-size="9pt" fo:letter-spacing="normal" fo:font-style="normal" fo:font-weight="normal" officeooo:rsid="001a4836" officeooo:paragraph-rsid="001a2324"/>
    </style:style>
    <style:style style:name="T1" style:family="text">
      <style:text-properties officeooo:rsid="000c6755"/>
    </style:style>
    <style:style style:name="T2" style:family="text">
      <style:text-properties officeooo:rsid="00112415"/>
    </style:style>
    <style:style style:name="T3" style:family="text">
      <style:text-properties officeooo:rsid="001993a4"/>
    </style:style>
    <style:style style:name="T4" style:family="text">
      <style:text-properties fo:font-weight="bold" officeooo:rsid="000c6755" style:font-weight-asian="bold" style:font-weight-complex="bold"/>
    </style:style>
    <style:style style:name="T5" style:family="text">
      <style:text-properties fo:font-weight="bold" officeooo:rsid="002352e4" style:font-weight-asian="bold" style:font-weight-complex="bold"/>
    </style:style>
    <style:style style:name="T6" style:family="text">
      <style:text-properties fo:color="#212529"/>
    </style:style>
    <style:style style:name="T7" style:family="text">
      <style:text-properties fo:color="#212529" style:font-name="apple-system" fo:font-size="9.60000038146973pt"/>
    </style:style>
    <style:style style:name="T8" style:family="text">
      <style:text-properties fo:color="#212529" style:font-name="apple-system" fo:font-size="9.60000038146973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Compactness -Comprehensibility-Wilson et al <text:s/><text:span text:style-name="T5">(Done)</text:span></text:p>
      <text:p text:style-name="Standard"/>
      <text:p text:style-name="Standard"/>
      <text:p text:style-name="Standard">Completeness<text:span text:style-name="T1">(Representativeness)-Wilson et al. </text:span><text:span text:style-name="T4">(Undone)</text:span></text:p>
      <text:p text:style-name="Standard"/>
      <text:p text:style-name="Standard"/>
      <text:p text:style-name="Standard"><text:span text:style-name="T3">Senstivity-</text:span>Importance<text:span text:style-name="T2">-Sundararajan et al</text:span></text:p>
      <text:p text:style-name="Standard"/>
      <text:p text:style-name="Standard"/>
      <text:p text:style-name="Standard">“Importance—It is associated with how well the explanation reflects the importance of features</text:p>
      <text:p text:style-name="Standard">or of parts of the explanation. For example, if a decision rule is generated as an explanation,</text:p>
      <text:p text:style-name="Standard">is it clear which of the conditions of the rule was the most important?”</text:p>
      <text:p text:style-name="Standard"/>
      <text:p text:style-name="P7">Seems like only fit for some structure like Decision tree. </text:p>
      <text:p text:style-name="Standard"/>
      <text:p text:style-name="Standard"/>
      <text:p text:style-name="P1">Implementation invariance -Consistency-Sundararajan et al.</text:p>
      <text:p text:style-name="P1"/>
      <text:p text:style-name="P8"/>
      <text:p text:style-name="P5">To measure the similarity metric, we cluster instances in the testing dataset, after normalization using DBSCAN algorithm. For each framework, we normalize the explanations and calculate the mean pairwise Euclidean distances between explanations of testing instances in the same cluster. The framework with the smallest mean pairwise Euclidean distances across its clusters is the best reflecting the similarity metric.</text:p>
      <text:p text:style-name="P5"/>
      <text:p text:style-name="P5">1-Normalization</text:p>
      <text:p text:style-name="P5">2-Clustering DBSCAN</text:p>
      <text:p text:style-name="P5">3-Normalize Explanations</text:p>
      <text:p text:style-name="P5">4-Pairwise Euclidean distances b/w explanations of testing instances in the same cluster</text:p>
      <text:p text:style-name="P4">5-</text:p>
      <text:p text:style-name="P3"/>
      <text:p text:style-name="P3"/>
      <text:p text:style-name="P3"/>
      <text:p text:style-name="P3"><text:span text:style-name="Strong_20_Emphasis"><text:span text:style-name="T8">Normalization</text:span></text:span><text:span text:style-name="T6"> </text:span><text:span text:style-name="T7">is the process of </text:span><text:span text:style-name="Strong_20_Emphasis"><text:span text:style-name="T8">scaling individual samples to have unit norm</text:span></text:span><text:span text:style-name="T7">. This process can be useful if you plan to use a quadratic form such as the dot-product or any other kernel to quantify the similarity of any pair of sampl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22:56:58.887209807</meta:creation-date>
    <dc:date>2020-04-07T11:28:17.558684162</dc:date>
    <meta:editing-duration>PT16H2M55S</meta:editing-duration>
    <meta:editing-cycles>39</meta:editing-cycles>
    <meta:generator>LibreOffice/6.0.7.3$Linux_X86_64 LibreOffice_project/00m0$Build-3</meta:generator>
    <meta:document-statistic meta:table-count="0" meta:image-count="0" meta:object-count="0" meta:page-count="1" meta:paragraph-count="15" meta:word-count="191" meta:character-count="1326" meta:non-whitespace-character-count="1149"/>
  </office:meta>
</office:document-meta>
</file>